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0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3"/>
    <style:style style:name="ce12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3" style:family="table-cell" style:parent-style-name="Default" style:data-style-name="N103">
      <style:table-cell-properties style:text-align-source="fix" style:repeat-content="false" fo:background-color="transparent" fo:border="none"/>
      <style:paragraph-properties fo:text-align="end" fo:margin-left="0cm"/>
    </style:style>
    <style:style style:name="ce14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5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繰越分</text:p>
          </table:table-cell>
          <table:table-cell table:style-name="ce5" office:value-type="currency" office:currency="JPY" office:value="41753">
            <text:p>￥41,753</text:p>
          </table:table-cell>
          <table:table-cell table:style-name="ce6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9月分集金</text:p>
          </table:table-cell>
          <table:table-cell table:style-name="ce5" office:value-type="currency" office:currency="JPY" office:value="8500">
            <text:p>￥8,500</text:p>
          </table:table-cell>
          <table:table-cell table:style-name="ce6" office:value-type="string">
            <text:p>備考:12月分支払済み✕3</text:p>
          </table:table-cell>
          <table:table-cell table:number-columns-repeated="6"/>
        </table:table-row>
        <table:table-row table:style-name="ro2">
          <table:table-cell table:style-name="ce1" office:value-type="string">
            <text:p>9月分予算(予定)</text:p>
          </table:table-cell>
          <table:table-cell table:style-name="ce6" table:formula="of:=[.B2]+[.B3]" office:value-type="float" office:value="50253">
            <text:p>￥50,253</text:p>
          </table:table-cell>
          <table:table-cell table:style-name="ce6" office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  <table:table-cell/>
          <table:table-cell table:style-name="ce14" office:value-type="currency" office:currency="JPY" office:value="10000">
            <text:p>￥10,00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date" office:date-value="2013-11-11">
            <text:p>11月11日</text:p>
          </table:table-cell>
          <table:table-cell table:style-name="ce2" office:value-type="string">
            <text:p>カフェオレ、エスプレオレ、ココアオレ、紅茶オレ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392">
            <text:p>￥2,392</text:p>
          </table:table-cell>
          <table:table-cell table:style-name="ce12" table:formula="of:=[.B4]+[.D7]-[.E7]" office:value-type="currency" office:currency="JPY" office:value="47861">
            <text:p>￥47,861</text:p>
          </table:table-cell>
          <table:table-cell/>
          <table:table-cell table:style-name="ce15" office:value-type="currency" office:currency="JPY" office:value="5000">
            <text:p>￥5,000</text:p>
          </table:table-cell>
          <table:table-cell table:style-name="ce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date" office:date-value="2013-11-12">
            <text:p>11月12日</text:p>
          </table:table-cell>
          <table:table-cell table:style-name="ce2" office:value-type="string">
            <text:p>みそ汁、おーいお茶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834">
            <text:p>￥834</text:p>
          </table:table-cell>
          <table:table-cell table:style-name="ce12" table:formula="of:=[.F7]-[.E8]+[.D8]" office:value-type="currency" office:currency="JPY" office:value="47027">
            <text:p>￥47,027</text:p>
          </table:table-cell>
          <table:table-cell/>
          <table:table-cell table:style-name="ce15" office:value-type="currency" office:currency="JPY" office:value="1000">
            <text:p>￥1,000</text:p>
          </table:table-cell>
          <table:table-cell table:style-name="ce6" office:value-type="float" office:value="29">
            <text:p>29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date" office:date-value="2013-11-22">
            <text:p>11月22日</text:p>
          </table:table-cell>
          <table:table-cell table:style-name="ce2" office:value-type="string">
            <text:p>ゴミ袋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00">
            <text:p>￥200</text:p>
          </table:table-cell>
          <table:table-cell table:style-name="ce12" table:formula="of:=[.F8]-[.E9]" office:value-type="currency" office:currency="JPY" office:value="46827">
            <text:p>￥46,827</text:p>
          </table:table-cell>
          <table:table-cell/>
          <table:table-cell table:style-name="ce15" office:value-type="currency" office:currency="JPY" office:value="500">
            <text:p>￥500</text:p>
          </table:table-cell>
          <table:table-cell table:style-name="ce6" office:value-type="float" office:value="14">
            <text:p>14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date" office:date-value="2013-11-26">
            <text:p>11月26日</text:p>
          </table:table-cell>
          <table:table-cell table:style-name="ce2" office:value-type="string">
            <text:p>ティッシュ×2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496">
            <text:p>￥496</text:p>
          </table:table-cell>
          <table:table-cell table:style-name="ce12" table:formula="of:=[.F9]-[.E10]" office:value-type="currency" office:currency="JPY" office:value="46331">
            <text:p>￥46,331</text:p>
          </table:table-cell>
          <table:table-cell/>
          <table:table-cell table:style-name="ce15" office:value-type="currency" office:currency="JPY" office:value="100">
            <text:p>￥10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5" office:value-type="currency" office:currency="JPY" office:value="50">
            <text:p>￥5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5" office:value-type="currency" office:currency="JPY" office:value="10">
            <text:p>￥10</text:p>
          </table:table-cell>
          <table:table-cell table:style-name="ce6" office:value-type="float" office:value="15">
            <text:p>15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5" office:value-type="currency" office:currency="JPY" office:value="5">
            <text:p>￥5</text:p>
          </table:table-cell>
          <table:table-cell table:style-name="ce6" office:value-type="float" office:value="4">
            <text:p>4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5" office:value-type="currency" office:currency="JPY" office:value="1">
            <text:p>￥1</text:p>
          </table:table-cell>
          <table:table-cell table:style-name="ce6" office:value-type="float" office:value="11">
            <text:p>11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  <table:table-cell/>
          <table:table-cell table:style-name="ce16" office:value-type="string">
            <text:p>合計金額</text:p>
          </table:table-cell>
          <table:table-cell table:style-name="ce6" table:formula="of:=[.H6]*[.I6]+[.H7]*[.I7]+[.H8]*[.I8]+[.H9]*[.I9]+[.H10]*[.I10]+[.H11]*[.I11]+[.H12]*[.I12]+[.H13]*[.I13]+[.H14]*[.I14]" office:value-type="float" office:value="46331">
            <text:p>￥46,331</text:p>
          </table:table-cell>
        </table:table-row>
        <table:table-row table:style-name="ro2" table:number-rows-repeated="10">
          <table:table-cell table:style-name="ce4" table:number-columns-repeated="3"/>
          <table:table-cell table:style-name="ce10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4" table:number-columns-repeated="2"/>
          <table:table-cell table:style-name="ce10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10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00/00/00</text:date>, <text:time style:data-style-name="N2" text:time-value="0000-00-00T12:53:5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12-02T12:56:46</dc:date>
    <dc:creator>suganuma </dc:creator>
    <meta:editing-duration>PT4H50M21S</meta:editing-duration>
    <meta:editing-cycles>95</meta:editing-cycles>
    <meta:generator>LibreOffice/4.0.2.2$Linux_X86_64 LibreOffice_project/400m0$Build-2</meta:generator>
    <meta:document-statistic meta:table-count="3" meta:cell-count="59" meta:object-count="0"/>
  </office:meta>
</office:document-meta>
</file>